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Ubuntu" fo:font-size="14pt" style:font-size-asian="14pt" style:font-size-complex="14pt"/>
    </style:style>
    <style:style style:name="P2" style:family="paragraph" style:parent-style-name="Text_20_body">
      <style:paragraph-properties fo:margin-left="0cm" fo:margin-right="0cm" fo:margin-top="0cm" fo:margin-bottom="0cm" loext:contextual-spacing="false" fo:line-height="100%" fo:text-align="justify" style:justify-single-word="false" fo:orphans="0" fo:widows="0" fo:text-indent="1cm" style:auto-text-indent="false"/>
      <style:text-properties style:font-name="Ubuntu" fo:font-size="14pt" fo:font-weight="normal" officeooo:rsid="001b3b4b" officeooo:paragraph-rsid="001b3b4b" style:font-size-asian="14pt" style:font-size-complex="14pt"/>
    </style:style>
    <style:style style:name="P3" style:family="paragraph" style:parent-style-name="Text_20_body">
      <style:paragraph-properties fo:margin-left="0cm" fo:margin-right="0cm" fo:margin-top="0cm" fo:margin-bottom="0cm" loext:contextual-spacing="false" fo:line-height="100%" fo:text-align="justify" style:justify-single-word="false" fo:orphans="0" fo:widows="0" fo:text-indent="1cm" style:auto-text-indent="false"/>
      <style:text-properties style:font-name="Ubuntu" fo:font-size="14pt" fo:font-weight="normal" style:font-size-asian="14pt" style:font-size-complex="14pt"/>
    </style:style>
    <style:style style:name="T1" style:family="text">
      <style:text-properties officeooo:rsid="001b3b4b"/>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bookmark-start text:name="__DdeLink__26_1852655090"/>SYSLIMP</text:p>
      <text:p text:style-name="P3"/>
      <text:p text:style-name="P3">Uma firma que presta serviços de limpeza deseja um sistema automatizado que cuide, principalmente, da alocação dos empregados aos pedidos de serviço e de possíveis críticas necessárias no momento da alocação. Não interessa controlar os orçamentos destes serviços.</text:p>
      <text:p text:style-name="P3"/>
      <text:p text:style-name="P3">Cada pedido de serviço é cadastrado para permitir a posterior crítica na alocação dos empregados que vão executá-lo. Ele não recebe número mas é informada a metragem e a data para a sua realização. A firma mantém uma tabela de funções que são necessárias a cada serviço, com a quantidade de homem por metro quadrado, que é útil para efeito da crítica da alocação de <text:span text:style-name="T1">mão de obra.</text:span></text:p>
      <text:p text:style-name="P3"/>
      <text:p text:style-name="P3">Como cada empregado (matrícula e nome) é habilitado a executar uma única função, antes de alocá-lo deve-se criticar se a função dele é prevista naquele tipo de serviço, assim como, se não está ultrapassando a quantidade por metro quadrado prevista daquela função naquele tipo de serviço. Por outro lado, como o empregado passa o dia todo no serviço, deve-se criticar se ele já não está alocado a outro serviço naquele dia. Um serviço sempre começa e termina no mesmo dia e leva o dia inteiro, todo cliente possui um pedido no mínimo e só pode possuir, no máximo, um pedido para cada tipo de serviço por dia. O sistema deve ser capaz de emitir:</text:p>
      <text:p text:style-name="P3"/>
      <text:p text:style-name="P3">a) “Relatório dos pedidos de serviços com alocação incompleta”. Imprime CGC e nome do cliente, descrição do serviço e data prevista para execução de todos os pedidos de serviço que ainda não alocaram a quantidade de empregados prevista.</text:p>
      <text:p text:style-name="P3">b) “Tabela de Serviços”. Imprime código, descrição e valor por metro quadrado de cada serviço e todas as funções necessárias a sua execução com quantidade de homem por metro quadrado.</text:p>
      <text:p text:style-name="P3">c) "Tabela de Funções''. Imprime código e descrição da função. Imprime, também, salário base, no caso de ser função de alto nível (encarregado, coordenador, etc.), ou nível de instrução mínimo exigido, no caso de ser função especializada (função técnica).<text:bookmark-end text:name="__DdeLink__26_1852655090"/></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Ubuntu" svg:font-family="Ubuntu"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29T18:43:06.696319680</meta:creation-date>
    <dc:date>2016-12-05T00:00:44.690908341</dc:date>
    <meta:editing-duration>PT8H7M55S</meta:editing-duration>
    <meta:editing-cycles>3</meta:editing-cycles>
    <meta:generator>LibreOffice/5.1.4.2$Linux_X86_64 LibreOffice_project/10m0$Build-2</meta:generator>
    <meta:document-statistic meta:table-count="0" meta:image-count="0" meta:object-count="0" meta:page-count="1" meta:paragraph-count="7" meta:word-count="328" meta:character-count="1965" meta:non-whitespace-character-count="1644"/>
  </office:meta>
</office:document-meta>
</file>